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style:font-name="Microsoft Sans Serif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Microsoft Sans Serif" style:text-underline-style="none" fo:font-weight="normal" officeooo:rsid="001e4a3e" officeooo:paragraph-rsid="001ffa72" style:font-weight-asian="normal" style:font-weight-complex="normal"/>
    </style:style>
    <style:style style:name="P4" style:family="paragraph" style:parent-style-name="Standard">
      <style:text-properties style:font-name="Microsoft Sans Serif" style:text-underline-style="none" fo:font-weight="normal" officeooo:rsid="001fec34" officeooo:paragraph-rsid="00223f67" style:font-weight-asian="normal" style:font-weight-complex="normal"/>
    </style:style>
    <style:style style:name="P5" style:family="paragraph" style:parent-style-name="Standard">
      <style:text-properties style:font-name="Microsoft Sans Serif" style:text-underline-style="none" fo:font-weight="normal" officeooo:rsid="001fec34" officeooo:paragraph-rsid="0028d4e3" style:font-weight-asian="normal" style:font-weight-complex="normal"/>
    </style:style>
    <style:style style:name="P6" style:family="paragraph" style:parent-style-name="Standard">
      <style:text-properties style:font-name="Microsoft Sans Serif" style:text-underline-style="none" fo:font-weight="normal" officeooo:paragraph-rsid="001ffa72" style:font-weight-asian="normal" style:font-weight-complex="normal"/>
    </style:style>
    <style:style style:name="P7" style:family="paragraph" style:parent-style-name="Standard">
      <style:text-properties style:font-name="Microsoft Sans Serif" style:text-underline-style="none" fo:font-weight="normal" officeooo:rsid="001ffa72" officeooo:paragraph-rsid="001ffa72" style:font-weight-asian="normal" style:font-weight-complex="normal"/>
    </style:style>
    <style:style style:name="P8" style:family="paragraph" style:parent-style-name="Standard">
      <style:text-properties style:font-name="Microsoft Sans Serif" style:text-underline-style="none" fo:font-weight="normal" officeooo:rsid="00223f67" officeooo:paragraph-rsid="00223f67" style:font-weight-asian="normal" style:font-weight-complex="normal"/>
    </style:style>
    <style:style style:name="P9" style:family="paragraph" style:parent-style-name="Standard">
      <style:text-properties style:font-name="Microsoft Sans Serif" style:text-underline-style="none" fo:font-weight="normal" officeooo:rsid="00226ce4" officeooo:paragraph-rsid="00223f67" style:font-weight-asian="normal" style:font-weight-complex="normal"/>
    </style:style>
    <style:style style:name="P10" style:family="paragraph" style:parent-style-name="Standard">
      <style:text-properties style:font-name="Microsoft Sans Serif" style:text-underline-style="none" fo:font-weight="normal" officeooo:rsid="00226ce4" officeooo:paragraph-rsid="00226ce4" style:font-weight-asian="normal" style:font-weight-complex="normal"/>
    </style:style>
    <style:style style:name="P11" style:family="paragraph" style:parent-style-name="Standard">
      <style:text-properties style:font-name="Microsoft Sans Serif" style:text-underline-style="none" fo:font-weight="normal" officeooo:rsid="00226ce4" officeooo:paragraph-rsid="00234d44" style:font-weight-asian="normal" style:font-weight-complex="normal"/>
    </style:style>
    <style:style style:name="P12" style:family="paragraph" style:parent-style-name="Standard">
      <style:text-properties style:font-name="Microsoft Sans Serif" style:text-underline-style="none" fo:font-weight="normal" officeooo:rsid="00234d44" officeooo:paragraph-rsid="00234d44" style:font-weight-asian="normal" style:font-weight-complex="normal"/>
    </style:style>
    <style:style style:name="P13" style:family="paragraph" style:parent-style-name="Standard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Microsoft Sans Serif" fo:font-style="normal" style:text-underline-style="none" fo:font-weight="normal" officeooo:paragraph-rsid="0028d4e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Microsoft Sans Serif" fo:font-style="normal" style:text-underline-style="none" fo:font-weight="normal" officeooo:rsid="00226ce4" officeooo:paragraph-rsid="0028d4e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Microsoft Sans Serif" fo:font-style="normal" style:text-underline-style="none" fo:font-weight="normal" officeooo:paragraph-rsid="002fb2c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Microsoft Sans Serif"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Microsoft Sans Serif" fo:font-style="normal" style:text-underline-style="solid" style:text-underline-width="auto" style:text-underline-color="font-color" fo:font-weight="normal" officeooo:rsid="001e4a3e" officeooo:paragraph-rsid="001e4a3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Microsoft Sans Serif" fo:font-style="italic" style:text-underline-style="none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text-line-through-style="none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line-through-style="none" style:font-name="Microsoft Sans Serif" fo:font-style="normal" style:text-underline-style="none" fo:font-weight="normal" officeooo:paragraph-rsid="002fb90f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style:font-name="Microsoft Sans Serif" style:text-underline-style="none" fo:font-weight="normal" style:font-weight-asian="normal" style:font-weight-complex="normal"/>
    </style:style>
    <style:style style:name="P25" style:family="paragraph" style:parent-style-name="Standard" style:list-style-name="L1">
      <style:text-properties style:font-name="Microsoft Sans Serif" style:text-underline-style="none" fo:font-weight="normal" officeooo:rsid="001e4a3e" officeooo:paragraph-rsid="001e4a3e" style:font-weight-asian="normal" style:font-weight-complex="normal"/>
    </style:style>
    <style:style style:name="P26" style:family="paragraph" style:parent-style-name="Standard" style:list-style-name="L2">
      <style:text-properties style:font-name="Microsoft Sans Serif" style:text-underline-style="none" fo:font-weight="normal" style:font-weight-asian="normal" style:font-weight-complex="normal"/>
    </style:style>
    <style:style style:name="P27" style:family="paragraph" style:parent-style-name="Standard" style:list-style-name="L2">
      <style:text-properties style:font-name="Microsoft Sans Serif" style:text-underline-style="none" fo:font-weight="normal" officeooo:rsid="001fec34" officeooo:paragraph-rsid="001fec34" style:font-weight-asian="normal" style:font-weight-complex="normal"/>
    </style:style>
    <style:style style:name="P28" style:family="paragraph" style:parent-style-name="Standard" style:list-style-name="L3">
      <style:text-properties style:font-name="Microsoft Sans Serif" fo:font-style="normal" style:text-underline-style="none" fo:font-weight="normal" officeooo:rsid="001e4a3e" officeooo:paragraph-rsid="001e4a3e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style:font-name="Microsoft Sans Serif" fo:font-style="normal" style:text-underline-style="none" fo:font-weight="normal" officeooo:paragraph-rsid="001e4a3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Microsoft Sans Serif" fo:font-style="normal" style:text-underline-style="none" fo:font-weight="normal" officeooo:rsid="0028d4e3" officeooo:paragraph-rsid="0028d4e3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6">
      <style:text-properties style:font-name="Microsoft Sans Serif" fo:font-style="normal" style:text-underline-style="none" fo:font-weight="normal" officeooo:rsid="002fb2c6" officeooo:paragraph-rsid="002fb2c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Microsoft Sans Serif" fo:font-style="normal" style:text-underline-style="none" fo:font-weight="normal" officeooo:rsid="002fb2c6" officeooo:paragraph-rsid="002fb2c6" style:font-style-asian="normal" style:font-weight-asian="normal" style:font-style-complex="normal" style:font-weight-complex="normal"/>
    </style:style>
    <style:style style:name="P35" style:family="paragraph" style:parent-style-name="Standard" style:list-style-name="L8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Microsoft Sans Serif" fo:font-style="normal" style:text-underline-style="none" fo:font-weight="normal" officeooo:rsid="00333ed7" officeooo:paragraph-rsid="00333ed7" style:font-style-asian="normal" style:font-weight-asian="normal" style:font-style-complex="normal" style:font-weight-complex="normal"/>
    </style:style>
    <style:style style:name="P37" style:family="paragraph" style:parent-style-name="Standard" style:list-style-name="L9">
      <style:text-properties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6">
      <style:text-properties style:font-name="Microsoft Sans Serif" fo:font-style="normal" style:text-underline-style="none" fo:font-weight="bold" officeooo:paragraph-rsid="002fb2c6" style:font-style-asian="normal" style:font-weight-asian="bold" style:font-style-complex="normal" style:font-weight-complex="bold"/>
    </style:style>
    <style:style style:name="P39" style:family="paragraph" style:parent-style-name="Standard" style:list-style-name="L3">
      <style:text-properties style:font-name="Microsoft Sans Serif" fo:language="cs" fo:country="CZ" fo:font-style="normal" style:text-underline-style="none" fo:font-weight="normal" officeooo:rsid="001e4a3e" officeooo:paragraph-rsid="001e4a3e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text-properties style:font-name="Microsoft Sans Serif" fo:language="cs" fo:country="CZ" fo:font-style="normal" style:text-underline-style="none" fo:font-weight="normal" officeooo:rsid="001e4a3e" officeooo:paragraph-rsid="00279b9b" style:font-style-asian="normal" style:font-weight-asian="normal" style:font-style-complex="normal" style:font-weight-complex="normal"/>
    </style:style>
    <style:style style:name="P41" style:family="paragraph" style:parent-style-name="Standard" style:list-style-name="L3">
      <style:text-properties style:font-name="Microsoft Sans Serif" fo:language="cs" fo:country="CZ" fo:font-style="normal" style:text-underline-style="none" fo:font-weight="normal" officeooo:rsid="00279b9b" officeooo:paragraph-rsid="00279b9b" style:font-style-asian="normal" style:font-weight-asian="normal" style:font-style-complex="normal" style:font-weight-complex="normal"/>
    </style:style>
    <style:style style:name="P42" style:family="paragraph" style:parent-style-name="Standard" style:list-style-name="L7">
      <style:text-properties style:text-line-through-style="none" style:font-name="Microsoft Sans Serif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ec34" style:font-style-asian="italic" style:font-style-complex="italic"/>
    </style:style>
    <style:style style:name="T3" style:family="text">
      <style:text-properties fo:font-style="italic" officeooo:rsid="0025e1e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b90f" style:font-weight-asian="bold" style:font-weight-complex="bold"/>
    </style:style>
    <style:style style:name="T6" style:family="text">
      <style:text-properties officeooo:rsid="001ddead"/>
    </style:style>
    <style:style style:name="T7" style:family="text">
      <style:text-properties officeooo:rsid="001e4a3e"/>
    </style:style>
    <style:style style:name="T8" style:family="text">
      <style:text-properties fo:language="cs" fo:country="CZ" officeooo:rsid="001e4a3e"/>
    </style:style>
    <style:style style:name="T9" style:family="text">
      <style:text-properties fo:language="cs" fo:country="CZ" officeooo:rsid="001ecd34"/>
    </style:style>
    <style:style style:name="T10" style:family="text">
      <style:text-properties officeooo:rsid="001fec3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ec34" style:font-style-asian="normal" style:font-style-complex="normal"/>
    </style:style>
    <style:style style:name="T13" style:family="text">
      <style:text-properties fo:font-style="normal" officeooo:rsid="00226ce4" style:font-style-asian="normal" style:font-style-complex="normal"/>
    </style:style>
    <style:style style:name="T14" style:family="text">
      <style:text-properties officeooo:rsid="001ffa72"/>
    </style:style>
    <style:style style:name="T15" style:family="text">
      <style:text-properties officeooo:rsid="0020dfcc"/>
    </style:style>
    <style:style style:name="T16" style:family="text">
      <style:text-properties officeooo:rsid="0021ed0c"/>
    </style:style>
    <style:style style:name="T17" style:family="text">
      <style:text-properties officeooo:rsid="00223f67"/>
    </style:style>
    <style:style style:name="T18" style:family="text">
      <style:text-properties officeooo:rsid="00226ce4"/>
    </style:style>
    <style:style style:name="T19" style:family="text">
      <style:text-properties officeooo:rsid="00234d44"/>
    </style:style>
    <style:style style:name="T20" style:family="text">
      <style:text-properties officeooo:rsid="00240593"/>
    </style:style>
    <style:style style:name="T21" style:family="text">
      <style:text-properties officeooo:rsid="00250a05"/>
    </style:style>
    <style:style style:name="T22" style:family="text">
      <style:text-properties officeooo:rsid="0025e1e2"/>
    </style:style>
    <style:style style:name="T23" style:family="text">
      <style:text-properties officeooo:rsid="00279b9b"/>
    </style:style>
    <style:style style:name="T24" style:family="text">
      <style:text-properties officeooo:rsid="0028d4e3"/>
    </style:style>
    <style:style style:name="T25" style:family="text">
      <style:text-properties officeooo:rsid="002a2880"/>
    </style:style>
    <style:style style:name="T26" style:family="text">
      <style:text-properties officeooo:rsid="002df766"/>
    </style:style>
    <style:style style:name="T27" style:family="text">
      <style:text-properties officeooo:rsid="002fb2c6"/>
    </style:style>
    <style:style style:name="T28" style:family="text">
      <style:text-properties fo:font-weight="normal" officeooo:rsid="002fb2c6" style:font-weight-asian="normal" style:font-weight-complex="normal"/>
    </style:style>
    <style:style style:name="T29" style:family="text">
      <style:text-properties officeooo:rsid="002fb90f"/>
    </style:style>
    <style:style style:name="T30" style:family="text">
      <style:text-properties officeooo:rsid="0031a980"/>
    </style:style>
    <style:style style:name="T31" style:family="text">
      <style:text-properties officeooo:rsid="0032fcc5"/>
    </style:style>
    <style:style style:name="T32" style:family="text">
      <style:text-properties officeooo:rsid="00333ed7"/>
    </style:style>
    <style:style style:name="T33" style:family="text">
      <style:text-properties officeooo:rsid="00353b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3">Description of User Commands and Program Parameters</text:span></text:p>
      <text:p text:style-name="P1"/>
      <text:p text:style-name="P1">At the Server:</text:p>
      <text:p text:style-name="P6"><text:span text:style-name="T14">The required </text:span><text:span text:style-name="T16">startup</text:span><text:span text:style-name="T14"> information (such as port number and home folder) is either entered as program parameters or a user enters it interactively during program startup.</text:span></text:p>
      <text:p text:style-name="P7">The interactive variant:</text:p>
      <text:list xml:id="list289458199669585072" text:style-name="L1">
        <text:list-item>
          <text:p text:style-name="P24">Server writes a question to the stdout, asking for a port to listen at.</text:p>
        </text:list-item>
        <text:list-item>
          <text:p text:style-name="P24">User writes a number denoting the port number, to the stdin.</text:p>
        </text:list-item>
        <text:list-item>
          <text:p text:style-name="P25"><text:span text:style-name="T17">A</text:span> <text:span text:style-name="T14">query </text:span>is printed to stdout, asking for a path to the directory used for saving data.</text:p>
        </text:list-item>
        <text:list-item>
          <text:p text:style-name="P24">User writes a path to the stdin.</text:p>
        </text:list-item>
        <text:list-item>
          <text:p text:style-name="P25">The size of the granted disc space is printed to stdout. <text:span text:style-name="T21">If not specified in the program parametres, no limit is set.</text:span></text:p>
        </text:list-item>
      </text:list>
      <text:p text:style-name="P7">The program parameters variant:</text:p>
      <text:p text:style-name="P7"><text:tab/>-p PORT_NUM ... denotes the port number used to accept connections from clients</text:p>
      <text:p text:style-name="P7"><text:tab/>-home HOME_DIR .. denotes the directory used for saving all the program data</text:p>
      <text:p text:style-name="P3"><text:span text:style-name="T14"><text:tab/>-space AVAILABLE_SPACE ... denotes the amount of space reserved for this application, in bytes. </text:span><text:span text:style-name="T15">Optional switch.</text:span></text:p>
      <text:p text:style-name="P2"/>
      <text:p text:style-name="P1">At the Client Machine <text:span text:style-name="T7">in the Console Mode</text:span>:</text:p>
      <text:p text:style-name="P7">The identification of the server to which the client wants to connect to is either included in program parameters, or it is interactively entered by <text:span text:style-name="T19">the</text:span> user during program startup.</text:p>
      <text:p text:style-name="P8">The interactive variant:</text:p>
      <text:list xml:id="list3189064905527393827" text:style-name="L2">
        <text:list-item>
          <text:p text:style-name="P26"><text:span text:style-name="T17">The program</text:span><text:span text:style-name="T10"> prints request</text:span><text:span text:style-name="T22">s</text:span><text:span text:style-name="T10"> and the user types the required input:</text:span></text:p>
          <text:list>
            <text:list-item>
              <text:p text:style-name="P27">URI of the server user wants to connect to</text:p>
            </text:list-item>
            <text:list-item>
              <text:p text:style-name="P27">Port number on the server</text:p>
            </text:list-item>
          </text:list>
        </text:list-item>
      </text:list>
      <text:p text:style-name="P8">The program parameters variant:</text:p>
      <text:p text:style-name="P4"><text:span text:style-name="T17"><text:tab/></text:span><text:span text:style-name="T18">-c COMPUTER_URI ... denotes the URI of the server</text:span></text:p>
      <text:p text:style-name="P9"><text:tab/>-p PORT_NUM ... denotes the port used by the server</text:p>
      <text:p text:style-name="P12">Optional program parametres:</text:p>
      <text:p text:style-name="P12"><text:tab/>-locale &lt;CZ | EN&gt; ... language used</text:p>
      <text:p text:style-name="P11"><text:span text:style-name="T19"><text:tab/>-interactive ... should be used when entering commands by hand. If set, program prints all the questions, outputs and requests. If not set, </text:span><text:span text:style-name="T20">it is presumed that a batch input is provided so no output is printed.</text:span></text:p>
      <text:p text:style-name="P10">Then the client starts asking for commands:</text:p>
      <text:list xml:id="list34477764" text:continue-numbering="true" text:style-name="L2">
        <text:list-item>
          <text:p text:style-name="P26">The system asks for command<text:span text:style-name="T10">s</text:span> <text:span text:style-name="T10">and the u</text:span>ser enters <text:span text:style-name="T10">the</text:span> command<text:span text:style-name="T10">s</text:span> <text:span text:style-name="T1">(</text:span><text:span text:style-name="T2">se</text:span><text:span text:style-name="T1">e "user commands" </text:span><text:span text:style-name="T3">section</text:span><text:span text:style-name="T1">) </text:span><text:span text:style-name="T11">, </text:span><text:span text:style-name="T12">until the "exit" </text:span><text:span text:style-name="T13">command </text:span><text:span text:style-name="T12">is posted.</text:span></text:p>
        </text:list-item>
      </text:list>
      <text:p text:style-name="P21"/>
      <text:p text:style-name="P19">At the Client Machine in the Graphical Mode:</text:p>
      <text:list xml:id="list269074685143829866" text:style-name="L3">
        <text:list-item>
          <text:p text:style-name="P28">After starting the application, user enters the computer URI and port number of the desired server into the designated fields.</text:p>
        </text:list-item>
        <text:list-item>
          <text:p text:style-name="P29"><text:span text:style-name="T7">A new window appears, consisting of a tree-like directory </text:span><text:span text:style-name="T8">structure of the server file database. </text:span></text:p>
        </text:list-item>
        <text:list-item>
          <text:p text:style-name="P39">To download a file from server:</text:p>
          <text:list>
            <text:list-item>
              <text:p text:style-name="P39">Select the source file or directory to download.</text:p>
            </text:list-item>
            <text:list-item>
              <text:p text:style-name="P39">Click the „Get“ button.</text:p>
            </text:list-item>
            <text:list-item>
              <text:p text:style-name="P39">In the file selection dialog, select the destination file or directory. In case the source is a directory, destination can only be a directory.</text:p>
            </text:list-item>
            <text:list-item>
              <text:p text:style-name="P39">Wait until the operation completes.</text:p>
            </text:list-item>
          </text:list>
        </text:list-item>
        <text:list-item>
          <text:p text:style-name="P41">To download a file or directory as a ZIP item:</text:p>
          <text:list>
            <text:list-item>
              <text:p text:style-name="P41">Same as in the case above, just use the „Get ZIP“ button.</text:p>
            </text:list-item>
            <text:list-item>
              <text:p text:style-name="P40"><text:span text:style-name="T23">It is possible to download a directory into a file, since it is downloaded in the form </text:span><text:soft-page-break/><text:span text:style-name="T23">of a ZIP file.</text:span></text:p>
            </text:list-item>
          </text:list>
        </text:list-item>
        <text:list-item>
          <text:p text:style-name="P39">To upload a file to server:</text:p>
          <text:list>
            <text:list-item>
              <text:p text:style-name="P39">Select the destination in the server browsing window. If the destination is a regular file, you can only upload a regular file. It would become a new version of the destination file regardless of it's name.</text:p>
            </text:list-item>
            <text:list-item>
              <text:p text:style-name="P39">Click the „Add“ button.</text:p>
            </text:list-item>
            <text:list-item>
              <text:p text:style-name="P39">Select the source file or directory.</text:p>
            </text:list-item>
            <text:list-item>
              <text:p text:style-name="P39">Wait until the operation completes.</text:p>
            </text:list-item>
          </text:list>
        </text:list-item>
      </text:list>
      <text:p text:style-name="P18"/>
      <text:p text:style-name="P18">At the Client Machine at Scheduler class:</text:p>
      <text:p text:style-name="P30">All the input information is provided in the program parametres. The available switches:</text:p>
      <text:p text:style-name="P5"><text:span text:style-name="T17"><text:tab/></text:span><text:span text:style-name="T18">-c </text:span><text:span text:style-name="T24">&lt;</text:span><text:span text:style-name="T18">COMPUTER_URI</text:span><text:span text:style-name="T24">&gt;</text:span><text:span text:style-name="T18"> ... denotes the URI of the server</text:span></text:p>
      <text:p text:style-name="P30"><text:tab/>-p &lt;PORT_NUM&gt; <text:tab/>... denotes the port used by the server</text:p>
      <text:p text:style-name="P30"><text:tab/>-time &lt;INTERVAL&gt; <text:tab/>... the time interval (in seconds), which is used to <text:tab/><text:tab/><text:tab/><text:tab/><text:tab/><text:tab/>periodically execute the scheduled code</text:p>
      <text:p text:style-name="P15"><text:span text:style-name="T24"><text:tab/>-input &lt;FILE&gt; <text:tab/>... a text file containing </text:span><text:span text:style-name="T25">user commands, one per line. </text:span><text:span text:style-name="T26">If <text:tab/><text:tab/><text:tab/><text:tab/><text:tab/>the path contains whitespace, enclose it in double quotes.</text:span></text:p>
      <text:p text:style-name="P14"><text:span text:style-name="T24"><text:tab/>-count </text:span><text:span text:style-name="T25">&lt;NUMBER&gt; ... a maximum number of times the scheduled code will be <text:tab/><text:tab/><text:tab/><text:tab/><text:tab/>executed before shutting down</text:span></text:p>
      <text:p text:style-name="P13"/>
      <text:p text:style-name="P17">User commands <text:span text:style-name="T6">in the command line mode</text:span></text:p>
      <text:p text:style-name="P13">The user enters the commands to the client part of the system. The commands roughly correspond to the operations descibed in section 2 (A Complex Description).</text:p>
      <text:p text:style-name="P13"/>
      <text:list xml:id="list5603870601681096322" text:style-name="L4">
        <text:list-item>
          <text:p text:style-name="P31">To add a new file, <text:span text:style-name="T27">directory</text:span> or a new version <text:span text:style-name="T27">of </text:span>an already present file, use the command</text:p>
        </text:list-item>
      </text:list>
      <text:p text:style-name="P13"><text:tab/><text:tab/><text:span text:style-name="T4">add</text:span> &lt;SOURCE_FILE&gt; [TARGET_FILE]</text:p>
      <text:p text:style-name="P13">where &lt;SOURCE_FILE&gt; denotes the name of the local file to be added, <text:s/>[TARGET_FILE] is the path on the server machine (default value is equal to the filename of the source file). If the target file is already present, a new version is added, if not, a whole new record is created.</text:p>
      <text:p text:style-name="P13"/>
      <text:list xml:id="list3856140193826465035" text:style-name="L5">
        <text:list-item>
          <text:p text:style-name="P32">To obtain a file from the server, use:</text:p>
        </text:list-item>
      </text:list>
      <text:p text:style-name="P16"><text:tab/><text:tab/><text:span text:style-name="T4">get</text:span> <text:span text:style-name="T27">&lt;SOURCE_FILE&gt; &lt;DESTINATION&gt; [SOURCE_VERSION_NO]</text:span></text:p>
      <text:p text:style-name="P16">where <text:span text:style-name="T27">SOURCE_FILE</text:span> is the name of the file to get. <text:span text:style-name="T27">SOURCE_VERSION_NO</text:span> is an optional argument. If it is not specified, the current version is fetched. If its value is a n<text:span text:style-name="T27">egative</text:span> integer n, (current-n)-th version is obtained, if the value is a <text:span text:style-name="T27">non-negative</text:span> integer n, n-th version is requested <text:span text:style-name="T27">(</text:span>counting from <text:span text:style-name="T9">zero as </text:span>the first version inserted<text:span text:style-name="T27">)</text:span>. <text:span text:style-name="T27">DESTINATION denotes a path on the local machine, to which the downloaded file(s) will be saved.</text:span></text:p>
      <text:p text:style-name="P16"/>
      <text:list xml:id="list6709549550393105090" text:style-name="L6">
        <text:list-item>
          <text:p text:style-name="P33">To obtain a file or directory as a ZIP archive, use:</text:p>
          <text:list>
            <text:list-item>
              <text:list>
                <text:list-header>
                  <text:p text:style-name="P38"><text:span text:style-name="T27">get_zip</text:span><text:span text:style-name="T28"> &lt;SOURCE_FILE&gt; &lt;DESTINATION&gt; [SOURCE_VERSION_NO]</text:span></text:p>
                </text:list-header>
              </text:list>
            </text:list-item>
          </text:list>
        </text:list-item>
      </text:list>
      <text:p text:style-name="P34">where the usage is exactly the same as in case of the "get" command.</text:p>
      <text:p text:style-name="P13"/>
      <text:list xml:id="list3459224696581776014" text:style-name="L7">
        <text:list-item>
          <text:p text:style-name="P42"><text:span text:style-name="T29">T</text:span>o delete a version of a file, use </text:p>
        </text:list-item>
      </text:list>
      <text:p text:style-name="P23"><text:tab/><text:tab/><text:span text:style-name="T5">delete</text:span><text:span text:style-name="T29"> &lt;PATH&gt; &lt;VERSION_NO&gt;</text:span></text:p>
      <text:p text:style-name="P23"><text:span text:style-name="T29">However, deletion is possible only </text:span><text:span text:style-name="T30">if there are at least two versions of the specified file present. The reason is to make sure that at least a single version stays available. PATH denotes a file in the server database, VERSION_NO is </text:span><text:span text:style-name="T31">the </text:span><text:span text:style-name="T32">number of the version to be deleted.</text:span></text:p>
      <text:p text:style-name="P22"><text:s/></text:p>
      <text:p text:style-name="P13"><text:soft-page-break/></text:p>
      <text:list xml:id="list5312163466543225479" text:style-name="L8">
        <text:list-item>
          <text:p text:style-name="P35"><text:span text:style-name="T32">T</text:span>o see the contents of the <text:span text:style-name="T32">server </text:span>database, use </text:p>
        </text:list-item>
      </text:list>
      <text:p text:style-name="P13"><text:tab/><text:tab/><text:span text:style-name="T4">list </text:span><text:span text:style-name="T32">[verbose]</text:span></text:p>
      <text:p text:style-name="P36">If "verbose" is specified, more information is printed, including the usage of every data block.</text:p>
      <text:p text:style-name="P13"/>
      <text:list xml:id="list3188614565170747158" text:style-name="L9">
        <text:list-item>
          <text:p text:style-name="P37">To quit the client program, use the command</text:p>
        </text:list-item>
      </text:list>
      <text:p text:style-name="P13"><text:tab/><text:tab/><text:span text:style-name="T4">ex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22:56:25.23</meta:creation-date>
    <meta:generator>LibreOffice/4.0.1.2$Windows_x86 LibreOffice_project/84102822e3d61eb989ddd325abf1ac077904985</meta:generator>
    <dc:date>2013-04-02T14:33:37.10</dc:date>
    <meta:editing-duration>PT4H30M2S</meta:editing-duration>
    <meta:editing-cycles>40</meta:editing-cycles>
    <meta:document-statistic meta:table-count="0" meta:image-count="0" meta:object-count="0" meta:page-count="3" meta:paragraph-count="70" meta:word-count="951" meta:character-count="5441" meta:non-whitespace-character-count="4544"/>
  </office:meta>
</office:document-meta>
</file>